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Heading_20_1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4" style:family="paragraph" style:parent-style-name="Normal">
      <style:paragraph-properties fo:text-align="justify" style:justify-single-word="false"/>
      <style:text-properties fo:language="en" fo:country="US"/>
    </style:style>
    <style:style style:name="P5" style:family="paragraph" style:parent-style-name="Heading_20_3">
      <style:paragraph-properties fo:text-align="justify" style:justify-single-word="false"/>
      <style:text-properties fo:language="en" fo:country="US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Preformatted_20_Text">
      <style:text-properties fo:language="en" fo:country="US"/>
    </style:style>
    <style:style style:name="P9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font-variant="normal" fo:text-transform="none" fo:color="#000000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SEP #132: New function cdftnc()</text:p>
        <text:p text:style-name="P3"/>
        <text:p text:style-name="P4"/>
        <text:p text:style-name="P4">Version: 1.0</text:p>
        <text:p text:style-name="P4">Author: Paul Bignier</text:p>
        <text:p text:style-name="P4">Review: </text:p>
        <text:p text:style-name="P4">Commented: </text:p>
        <text:p text:style-name="P4">State: Prototype</text:p>
        <text:p text:style-name="P4">Scilab-Version: 5.5.0</text:p>
        <text:p text:style-name="P4">Created: Mar. 18th 2014</text:p>
        <text:p text:style-name="P3"/>
        <text:p text:style-name="P4"/>
        <text:p text:style-name="P5">Abstract</text:p>
        <text:p text:style-name="P4">This SEP describes features proposed through a new function cdftnc(). cdftnc() aims to implement the non-central Student cumulative distribution function.</text:p>
        <text:p text:style-name="P4"/>
        <text:p text:style-name="P5">Rationale</text:p>
        <text:p text:style-name="P4">Scilab already implements the cdft function to compute the Student cumulative distribution function, but the non-central one was missing. It is not supported by dcdflib but was present in Scicoslab 4.3.</text:p>
        <text:p text:style-name="P4"/>
        <text:p text:style-name="P4">Related bug: http://bugzilla.scilab.org/show_bug.cgi?id=13260</text:p>
        <text:p text:style-name="P4"/>
        <text:p text:style-name="P7">Calling Sequences</text:p>
        <text:p text:style-name="Preformatted_20_Text"><text:s text:c="4"/>[P,Q] <text:s text:c="2"/>= cdftnc("PQ", T, Df, Pnonc)</text:p>
        <text:p text:style-name="Preformatted_20_Text"><text:s text:c="4"/>[T] <text:s text:c="4"/>= cdftnc("T", Df, Pnonc, P, Q)</text:p>
        <text:p text:style-name="Preformatted_20_Text"><text:s text:c="4"/>[Df] <text:s text:c="3"/>= cdftnc("Df", Pnonc, P, Q, T)</text:p>
        <text:p text:style-name="Preformatted_20_Text"><text:s text:c="4"/>[Pnonc] = cdftnc("Pnonc", P, Q, T, Df)</text:p>
        <text:p text:style-name="P6"/>
        <text:p text:style-name="Heading_20_3">Examples</text:p>
        <text:p text:style-name="Text_20_body">In the following example, we compute the probability of the event T=5 for the non-central Student's T distribution function with Df=2 and Pnonc=1.</text:p>
        <text:p text:style-name="Preformatted_20_Text"><text:s text:c="4"/>T = 5;</text:p>
        <text:p text:style-name="Preformatted_20_Text"><text:s text:c="4"/>Df = 2;</text:p>
        <text:p text:style-name="Preformatted_20_Text"><text:s text:c="4"/>Pnonc = 1;</text:p>
        <text:p text:style-name="Preformatted_20_Text">// Expected : P = 0.9301738 and Q = 1-P</text:p>
        <text:p text:style-name="Preformatted_20_Text"><text:s text:c="4"/>[P, Q] = cdftnc("PQ", T, Df, Pnonc)</text:p>
        <text:p text:style-name="Preformatted_20_Text">// If Pnonc = 0, then we get the same result as cdft:</text:p>
        <text:p text:style-name="Preformatted_20_Text"><text:s text:c="4"/>[P1, Q1] = cdft("PQ", T, Df);</text:p>
        <text:p text:style-name="Preformatted_20_Text"><text:s text:c="4"/>[P2, Q2] = cdftnc("PQ", T, Df, 0);</text:p>
        <text:p text:style-name="Preformatted_20_Text"><text:s text:c="4"/>assert_checkequal([P1 Q1], [P2 Q2])</text:p>
        <text:p text:style-name="P8"/>
        <text:p text:style-name="P5"><text:soft-page-break/>Changelog</text:p>
        <text:list xml:id="list20106873211" text:style-name="L1">
          <text:list-header>
            <text:p text:style-name="P9">1.0 – Paul Bignier - Initial version<text:span text:style-name="T1"><text:tab/></text:span></text:p>
          </text:list-header>
        </text:list>
        <text:p text:style-name="P5"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7-04T12:30:27</dc:date>
    <meta:editing-duration>PT1H16M1S</meta:editing-duration>
    <meta:editing-cycles>41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meta:document-statistic meta:table-count="0" meta:image-count="0" meta:object-count="0" meta:page-count="2" meta:paragraph-count="33" meta:word-count="203" meta:character-count="1301" meta:non-whitespace-character-count="1074"/>
  </office:meta>
</office:document-meta>
</file>